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36875EBAB6E8D4B43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1.295cm" fo:min-width="13.21cm"/>
    </style:style>
    <style:style style:name="gr3" style:family="graphic" style:parent-style-name="standard">
      <style:graphic-properties svg:stroke-color="#000000" draw:fill-color="#ff8000" draw:textarea-horizontal-align="justify" draw:textarea-vertical-align="middle" draw:auto-grow-height="false" fo:min-height="0.137cm" fo:min-width="0.28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svg:stroke-width="0.106cm" svg:stroke-color="#ff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2a6099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81d41a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color="#000000" draw:fill-color="#ffff00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8000"/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style:text-properties fo:color="#2a6099" loext:opacity="100%" fo:font-size="14pt" style:font-size-asian="14pt" style:font-size-complex="14pt"/>
    </style:style>
    <style:style style:name="P10" style:family="paragraph">
      <loext:graphic-properties draw:fill="none" draw:fill-color="#ffffff"/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23.091cm" svg:height="15.153cm" svg:x="5.073cm" svg:y="-0.548cm">
            <draw:image xlink:href="Pictures/10000000000001F400000136875EBAB6E8D4B432.jpg" xlink:type="simple" xlink:show="embed" xlink:actuate="onLoad" draw:mime-type="image/jpeg">
              <text:p/>
            </draw:image>
          </draw:frame>
          <draw:custom-shape draw:style-name="gr2" draw:text-style-name="P2" draw:layer="layout" svg:width="13.71cm" svg:height="11.545cm" svg:x="3.175cm" svg:y="-1.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3" draw:layer="layout" svg:width="0.789cm" svg:height="0.387cm" draw:transform="rotate (-0.580845575063713) translate (17.755cm 10.795cm)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38cm" svg:height="0.806cm" svg:x="17.88cm" svg:y="10.36cm">
          <draw:text-box>
            <text:p text:style-name="P4"><text:span text:style-name="T1">camera</text:span></text:p>
          </draw:text-box>
        </draw:frame>
        <draw:g>
          <draw:line draw:style-name="gr5" draw:text-style-name="P6" draw:layer="layout" svg:x1="18.08cm" svg:y1="11.657cm" svg:x2="8.99cm" svg:y2="14.07cm">
            <text:p/>
          </draw:line>
          <draw:g>
            <draw:line draw:style-name="gr6" draw:text-style-name="P6" draw:layer="layout" svg:x1="17.98cm" svg:y1="11.63cm" svg:x2="17.98cm" svg:y2="1.557cm">
              <text:p/>
            </draw:line>
            <draw:line draw:style-name="gr7" draw:text-style-name="P6" draw:layer="layout" svg:x1="18.007cm" svg:y1="11.684cm" svg:x2="22.86cm" svg:y2="15.34cm">
              <text:p/>
            </draw:line>
            <draw:frame draw:style-name="gr8" draw:text-style-name="P5" draw:layer="layout" svg:width="0.832cm" svg:height="0.806cm" svg:x="8.255cm" svg:y="13.264cm">
              <draw:text-box>
                <text:p text:style-name="P4"><text:span text:style-name="T1">X</text:span></text:p>
              </draw:text-box>
            </draw:frame>
            <draw:frame draw:style-name="gr8" draw:text-style-name="P5" draw:layer="layout" svg:width="0.832cm" svg:height="0.806cm" svg:x="22.663cm" svg:y="14.534cm">
              <draw:text-box>
                <text:p text:style-name="P4"><text:span text:style-name="T1">Y</text:span></text:p>
              </draw:text-box>
            </draw:frame>
            <draw:frame draw:style-name="gr8" draw:text-style-name="P5" draw:layer="layout" svg:width="0.832cm" svg:height="0.806cm" svg:x="16.885cm" svg:y="1.199cm">
              <draw:text-box>
                <text:p text:style-name="P4"><text:span text:style-name="T1">Z</text:span></text:p>
              </draw:text-box>
            </draw:frame>
          </draw:g>
        </draw:g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frame draw:style-name="gr1" draw:text-style-name="P1" draw:layer="layout" svg:width="23.091cm" svg:height="15.153cm" svg:x="5.073cm" svg:y="-0.548cm">
            <draw:image xlink:href="Pictures/10000000000001F400000136875EBAB6E8D4B432.jpg" xlink:type="simple" xlink:show="embed" xlink:actuate="onLoad" draw:mime-type="image/jpeg">
              <text:p/>
            </draw:image>
          </draw:frame>
          <draw:custom-shape draw:style-name="gr2" draw:text-style-name="P2" draw:layer="layout" svg:width="13.71cm" svg:height="11.545cm" svg:x="3.175cm" svg:y="-1.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3" draw:layer="layout" svg:width="0.789cm" svg:height="0.387cm" draw:transform="rotate (-0.580845575063713) translate (17.755cm 10.795cm)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38cm" svg:height="0.806cm" svg:x="17.88cm" svg:y="10.36cm">
          <draw:text-box>
            <text:p text:style-name="P4"><text:span text:style-name="T1">camera</text:span></text:p>
          </draw:text-box>
        </draw:frame>
        <draw:custom-shape draw:style-name="gr10" draw:text-style-name="P8" draw:layer="layout" svg:width="0.266cm" svg:height="0.266cm" svg:x="17.848cm" svg:y="11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878cm" svg:height="0.806cm" svg:x="17.882cm" svg:y="11.53cm">
          <draw:text-box>
            <text:p text:style-name="P4"><text:span text:style-name="T1">o</text:span><text:span text:style-name="T1">ri</text:span><text:span text:style-name="T1">g</text:span><text:span text:style-name="T1">i</text:span><text:span text:style-name="T1">n</text:span></text:p>
          </draw:text-box>
        </draw:frame>
        <draw:g>
          <draw:line draw:style-name="gr11" draw:text-style-name="P6" draw:layer="layout" svg:x1="17.986cm" svg:y1="11.711cm" svg:x2="17.986cm" svg:y2="11.21cm">
            <text:p/>
          </draw:line>
          <draw:line draw:style-name="gr11" draw:text-style-name="P6" draw:layer="layout" svg:x1="18.183cm" svg:y1="11.21cm" svg:x2="17.81cm" svg:y2="11.21cm">
            <text:p/>
          </draw:line>
          <draw:line draw:style-name="gr11" draw:text-style-name="P6" draw:layer="layout" svg:x1="18.184cm" svg:y1="11.719cm" svg:x2="17.811cm" svg:y2="11.719cm">
            <text:p/>
          </draw:line>
        </draw:g>
        <draw:frame draw:style-name="gr4" draw:text-style-name="P10" draw:layer="layout" svg:width="1.493cm" svg:height="0.806cm" svg:x="16.682cm" svg:y="11.08cm">
          <draw:text-box>
            <text:p text:style-name="P9"><text:span text:style-name="T2">5cm</text:span></text:p>
          </draw:text-box>
        </draw:frame>
        <presentation:notes draw:style-name="dp1">
          <draw:page-thumbnail draw:style-name="gr9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3T11:33:01.271459796</meta:creation-date>
    <dc:date>2024-05-03T13:40:29.893661307</dc:date>
    <meta:editing-duration>PT1H57M18S</meta:editing-duration>
    <meta:editing-cycles>4</meta:editing-cycles>
    <meta:generator>LibreOffice/7.3.7.2$Linux_X86_64 LibreOffice_project/30$Build-2</meta:generator>
    <meta:document-statistic meta:object-count="50"/>
  </office:meta>
</office:document-meta>
</file>